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09057" officeooo:paragraph-rsid="00009057"/>
    </style:style>
    <style:style style:name="P2" style:family="paragraph" style:parent-style-name="Standard">
      <style:text-properties fo:language="en" fo:country="US" officeooo:rsid="00009057" officeooo:paragraph-rsid="000bd7b6"/>
    </style:style>
    <style:style style:name="P3" style:family="paragraph" style:parent-style-name="Standard">
      <style:text-properties fo:language="en" fo:country="US" officeooo:rsid="0000b189" officeooo:paragraph-rsid="0000b189"/>
    </style:style>
    <style:style style:name="P4" style:family="paragraph" style:parent-style-name="Standard">
      <style:text-properties fo:language="en" fo:country="US" officeooo:rsid="0000b189" officeooo:paragraph-rsid="000bd7b6"/>
    </style:style>
    <style:style style:name="P5" style:family="paragraph" style:parent-style-name="Standard">
      <style:text-properties fo:language="en" fo:country="US" officeooo:rsid="000215e0" officeooo:paragraph-rsid="000215e0"/>
    </style:style>
    <style:style style:name="P6" style:family="paragraph" style:parent-style-name="Standard">
      <style:text-properties fo:language="en" fo:country="US" officeooo:rsid="000215e0" officeooo:paragraph-rsid="0002e5e6"/>
    </style:style>
    <style:style style:name="P7" style:family="paragraph" style:parent-style-name="Standard">
      <style:text-properties fo:language="en" fo:country="US" officeooo:rsid="0002e5e6" officeooo:paragraph-rsid="0002e5e6"/>
    </style:style>
    <style:style style:name="P8" style:family="paragraph" style:parent-style-name="Standard">
      <style:text-properties fo:language="en" fo:country="US" officeooo:rsid="000343a6" officeooo:paragraph-rsid="000343a6"/>
    </style:style>
    <style:style style:name="P9" style:family="paragraph" style:parent-style-name="Standard">
      <style:text-properties fo:language="en" fo:country="US" officeooo:rsid="000833b2" officeooo:paragraph-rsid="000833b2"/>
    </style:style>
    <style:style style:name="P10" style:family="paragraph" style:parent-style-name="Standard">
      <style:text-properties fo:language="en" fo:country="US" officeooo:rsid="00099946" officeooo:paragraph-rsid="00099946"/>
    </style:style>
    <style:style style:name="P11" style:family="paragraph" style:parent-style-name="Standard">
      <style:text-properties fo:language="en" fo:country="US" officeooo:rsid="000bd7b6" officeooo:paragraph-rsid="000bd7b6"/>
    </style:style>
    <style:style style:name="P12" style:family="paragraph" style:parent-style-name="Standard">
      <style:text-properties fo:font-size="16pt" fo:language="en" fo:country="US" fo:font-style="italic" style:text-underline-style="solid" style:text-underline-width="auto" style:text-underline-color="font-color" fo:font-weight="bold" officeooo:rsid="00009057" officeooo:paragraph-rsid="00009057" style:font-size-asian="16pt" style:font-style-asian="italic" style:font-weight-asian="bold" style:font-size-complex="16pt" style:font-style-complex="italic" style:font-weight-complex="bold"/>
    </style:style>
    <style:style style:name="P13" style:family="paragraph" style:parent-style-name="Standard">
      <style:text-properties fo:font-size="16pt" fo:language="en" fo:country="US" fo:font-style="italic" style:text-underline-style="solid" style:text-underline-width="auto" style:text-underline-color="font-color" fo:font-weight="bold" officeooo:rsid="000343a6" officeooo:paragraph-rsid="000343a6" style:font-size-asian="14pt" style:font-style-asian="italic" style:font-weight-asian="bold" style:font-size-complex="16pt" style:font-style-complex="italic" style:font-weight-complex="bold"/>
    </style:style>
    <style:style style:name="P14" style:family="paragraph" style:parent-style-name="Standard">
      <style:text-properties fo:font-size="16pt" fo:font-style="italic" style:text-underline-style="solid" style:text-underline-width="auto" style:text-underline-color="font-color" fo:font-weight="bold" officeooo:rsid="0005cdba" officeooo:paragraph-rsid="0005cdba" style:font-size-asian="16pt" style:font-style-asian="italic" style:font-weight-asian="bold" style:font-size-complex="16pt" style:font-style-complex="italic" style:font-weight-complex="bold"/>
    </style:style>
    <style:style style:name="P15" style:family="paragraph" style:parent-style-name="Standard">
      <style:text-properties fo:font-size="12pt" fo:language="en" fo:country="US" fo:font-style="normal" style:text-underline-style="none" fo:font-weight="normal" officeooo:rsid="000343a6" officeooo:paragraph-rsid="000343a6"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language="en" fo:country="US" fo:font-style="normal" style:text-underline-style="none" fo:font-weight="normal" officeooo:rsid="000343a6" officeooo:paragraph-rsid="0006e8b7"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language="en" fo:country="US" fo:font-style="normal" style:text-underline-style="none" fo:font-weight="normal" officeooo:rsid="0002e5e6" officeooo:paragraph-rsid="0003bca2"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language="en" fo:country="US" fo:font-style="normal" style:text-underline-style="none" fo:font-weight="normal" officeooo:rsid="0006ec92" officeooo:paragraph-rsid="0006ec92"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05cdba" officeooo:paragraph-rsid="0005cdba" style:font-size-asian="10.5pt" style:font-style-asian="normal" style:font-weight-asian="normal" style:font-size-complex="12pt" style:font-style-complex="normal" style:font-weight-complex="normal"/>
    </style:style>
    <style:style style:name="P20" style:family="paragraph" style:parent-style-name="Standard">
      <style:text-properties officeooo:rsid="0003bca2" officeooo:paragraph-rsid="0003bca2"/>
    </style:style>
    <style:style style:name="P21" style:family="paragraph" style:parent-style-name="Standard" style:list-style-name="L1">
      <style:text-properties fo:language="en" fo:country="US" officeooo:rsid="0000b189" officeooo:paragraph-rsid="0000b189"/>
    </style:style>
    <style:style style:name="P22" style:family="paragraph" style:parent-style-name="Standard" style:list-style-name="L2">
      <style:text-properties fo:language="en" fo:country="US" officeooo:rsid="0000b189" officeooo:paragraph-rsid="0000b189"/>
    </style:style>
    <style:style style:name="P23" style:family="paragraph" style:parent-style-name="Standard" style:list-style-name="L2">
      <style:text-properties fo:language="en" fo:country="US" officeooo:rsid="0000b189" officeooo:paragraph-rsid="000bd7b6"/>
    </style:style>
    <style:style style:name="P24" style:family="paragraph" style:parent-style-name="Standard" style:list-style-name="L3">
      <style:text-properties fo:language="en" fo:country="US" officeooo:rsid="0000b189" officeooo:paragraph-rsid="000bd7b6"/>
    </style:style>
    <style:style style:name="P25" style:family="paragraph" style:parent-style-name="Standard" style:list-style-name="L4">
      <style:text-properties fo:language="en" fo:country="US" officeooo:rsid="0000b189" officeooo:paragraph-rsid="000bd7b6"/>
    </style:style>
    <style:style style:name="P26" style:family="paragraph" style:parent-style-name="Standard" style:list-style-name="L3">
      <style:text-properties fo:language="en" fo:country="US" officeooo:rsid="000bd7b6" officeooo:paragraph-rsid="000bd7b6"/>
    </style:style>
    <style:style style:name="P27" style:family="paragraph" style:parent-style-name="Standard" style:list-style-name="L2">
      <style:text-properties fo:language="en" fo:country="US" officeooo:rsid="000bd7b6" officeooo:paragraph-rsid="000bd7b6"/>
    </style:style>
    <style:style style:name="P28" style:family="paragraph" style:parent-style-name="Standard" style:list-style-name="L5">
      <style:text-properties fo:language="en" fo:country="US" officeooo:rsid="000215e0" officeooo:paragraph-rsid="000215e0"/>
    </style:style>
    <style:style style:name="P29" style:family="paragraph" style:parent-style-name="Standard" style:list-style-name="L5">
      <style:text-properties fo:language="en" fo:country="US" officeooo:rsid="000215e0" officeooo:paragraph-rsid="000dd52b"/>
    </style:style>
    <style:style style:name="P30" style:family="paragraph" style:parent-style-name="Standard">
      <style:text-properties fo:language="en" fo:country="US" officeooo:rsid="000215e0" officeooo:paragraph-rsid="000dd52b"/>
    </style:style>
    <style:style style:name="P31" style:family="paragraph" style:parent-style-name="Standard" style:list-style-name="L6">
      <style:text-properties fo:language="en" fo:country="US" officeooo:rsid="0002e5e6" officeooo:paragraph-rsid="0002e5e6"/>
    </style:style>
    <style:style style:name="P32" style:family="paragraph" style:parent-style-name="Standard" style:list-style-name="L7">
      <style:text-properties fo:language="en" fo:country="US" officeooo:rsid="0002e5e6" officeooo:paragraph-rsid="0002e5e6"/>
    </style:style>
    <style:style style:name="P33" style:family="paragraph" style:parent-style-name="Standard" style:list-style-name="L7">
      <style:text-properties fo:language="en" fo:country="US" officeooo:rsid="0002e5e6" officeooo:paragraph-rsid="0003bca2"/>
    </style:style>
    <style:style style:name="P34" style:family="paragraph" style:parent-style-name="Standard" style:list-style-name="L6">
      <style:text-properties fo:language="en" fo:country="US" officeooo:rsid="0003bca2" officeooo:paragraph-rsid="0003bca2"/>
    </style:style>
    <style:style style:name="P35" style:family="paragraph" style:parent-style-name="Standard" style:list-style-name="L7">
      <style:text-properties fo:language="en" fo:country="US" officeooo:rsid="000343a6" officeooo:paragraph-rsid="000343a6"/>
    </style:style>
    <style:style style:name="P36" style:family="paragraph" style:parent-style-name="Standard" style:list-style-name="L11">
      <style:text-properties fo:language="en" fo:country="US" officeooo:rsid="000833b2" officeooo:paragraph-rsid="000833b2"/>
    </style:style>
    <style:style style:name="P37" style:family="paragraph" style:parent-style-name="Standard" style:list-style-name="L8">
      <style:text-properties fo:font-size="12pt" fo:language="en" fo:country="US" fo:font-style="normal" style:text-underline-style="none" fo:font-weight="normal" officeooo:rsid="000343a6" officeooo:paragraph-rsid="000343a6" style:font-size-asian="10.5pt" style:font-style-asian="normal" style:font-weight-asian="normal" style:font-size-complex="12pt" style:font-style-complex="normal" style:font-weight-complex="normal"/>
    </style:style>
    <style:style style:name="P38" style:family="paragraph" style:parent-style-name="Standard" style:list-style-name="L8">
      <style:text-properties fo:font-size="12pt" fo:language="en" fo:country="US" fo:font-style="normal" style:text-underline-style="none" fo:font-weight="normal" officeooo:rsid="000343a6" officeooo:paragraph-rsid="0006e8b7" style:font-size-asian="10.5pt" style:font-style-asian="normal" style:font-weight-asian="normal" style:font-size-complex="12pt" style:font-style-complex="normal" style:font-weight-complex="normal"/>
    </style:style>
    <style:style style:name="P39" style:family="paragraph" style:parent-style-name="Standard" style:list-style-name="L7">
      <style:text-properties fo:font-size="12pt" fo:language="en" fo:country="US" fo:font-style="normal" style:text-underline-style="none" fo:font-weight="normal" officeooo:rsid="000343a6" officeooo:paragraph-rsid="0003bca2"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language="en" fo:country="US" fo:font-style="normal" style:text-underline-style="none" fo:font-weight="normal" officeooo:rsid="000343a6" officeooo:paragraph-rsid="0006e8b7" style:font-size-asian="10.5pt" style:font-style-asian="normal" style:font-weight-asian="normal" style:font-size-complex="12pt" style:font-style-complex="normal" style:font-weight-complex="normal"/>
    </style:style>
    <style:style style:name="P41" style:family="paragraph" style:parent-style-name="Standard" style:list-style-name="L9">
      <style:text-properties fo:font-size="12pt" fo:language="en" fo:country="US" fo:font-style="normal" style:text-underline-style="none" fo:font-weight="normal" officeooo:rsid="0003bca2" officeooo:paragraph-rsid="0003bca2"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language="en" fo:country="US" fo:font-style="normal" style:text-underline-style="none" fo:font-weight="normal" officeooo:rsid="0003bca2" officeooo:paragraph-rsid="0003bca2" style:font-size-asian="10.5pt" style:font-style-asian="normal" style:font-weight-asian="normal" style:font-size-complex="12pt" style:font-style-complex="normal" style:font-weight-complex="normal"/>
    </style:style>
    <style:style style:name="P43" style:family="paragraph" style:parent-style-name="Standard" style:list-style-name="L10">
      <style:text-properties fo:font-size="12pt" fo:language="en" fo:country="US" fo:font-style="normal" style:text-underline-style="none" fo:font-weight="normal" officeooo:rsid="0003bca2" officeooo:paragraph-rsid="0003bca2" style:font-size-asian="10.5pt" style:font-style-asian="normal" style:font-weight-asian="normal" style:font-size-complex="12pt" style:font-style-complex="normal" style:font-weight-complex="normal"/>
    </style:style>
    <style:style style:name="P44" style:family="paragraph" style:parent-style-name="Standard" style:list-style-name="L9">
      <style:text-properties fo:font-size="12pt" fo:language="en" fo:country="US" fo:font-style="normal" style:text-underline-style="none" fo:font-weight="normal" officeooo:rsid="0002e5e6" officeooo:paragraph-rsid="0003bca2" style:font-size-asian="10.5pt" style:font-style-asian="normal" style:font-weight-asian="normal" style:font-size-complex="12pt" style:font-style-complex="normal" style:font-weight-complex="normal"/>
    </style:style>
    <style:style style:name="P45" style:family="paragraph" style:parent-style-name="Standard" style:list-style-name="L10">
      <style:text-properties fo:font-size="12pt" fo:language="en" fo:country="US" fo:font-style="normal" style:text-underline-style="none" fo:font-weight="normal" officeooo:rsid="00099946" officeooo:paragraph-rsid="00099946" style:font-size-asian="10.5pt" style:font-style-asian="normal" style:font-weight-asian="normal" style:font-size-complex="12pt" style:font-style-complex="normal" style:font-weight-complex="normal"/>
    </style:style>
    <style:style style:name="P46" style:family="paragraph" style:parent-style-name="Standard" style:list-style-name="L12">
      <style:text-properties fo:font-size="12pt" fo:language="en" fo:country="US" fo:font-style="normal" style:text-underline-style="none" fo:font-weight="normal" officeooo:rsid="00099946" officeooo:paragraph-rsid="00099946" style:font-size-asian="10.5pt" style:font-style-asian="normal" style:font-weight-asian="normal" style:font-size-complex="12pt" style:font-style-complex="normal" style:font-weight-complex="normal"/>
    </style:style>
    <style:style style:name="P47" style:family="paragraph" style:parent-style-name="Standard">
      <style:text-properties fo:font-size="12pt" fo:language="en" fo:country="US" fo:font-style="normal" style:text-underline-style="none" fo:font-weight="normal" officeooo:rsid="00099946" officeooo:paragraph-rsid="00099946" style:font-size-asian="10.5pt" style:font-style-asian="normal" style:font-weight-asian="normal" style:font-size-complex="12pt" style:font-style-complex="normal" style:font-weight-complex="normal"/>
    </style:style>
    <style:style style:name="P48" style:family="paragraph" style:parent-style-name="Standard">
      <style:text-properties fo:font-size="12pt" fo:language="en" fo:country="US" fo:font-style="normal" style:text-underline-style="none" fo:font-weight="normal" officeooo:rsid="0006e8b7" officeooo:paragraph-rsid="0006e8b7" style:font-size-asian="10.5pt" style:font-style-asian="normal" style:font-weight-asian="normal" style:font-size-complex="12pt" style:font-style-complex="normal" style:font-weight-complex="normal"/>
    </style:style>
    <style:style style:name="P49" style:family="paragraph" style:parent-style-name="Standard">
      <style:text-properties fo:font-size="12pt" fo:language="en" fo:country="US" fo:font-style="normal" style:text-underline-style="none" fo:font-weight="normal" officeooo:rsid="000833b2" officeooo:paragraph-rsid="000833b2" style:font-size-asian="10.5pt" style:font-style-asian="normal" style:font-weight-asian="normal" style:font-size-complex="12pt" style:font-style-complex="normal" style:font-weight-complex="normal"/>
    </style:style>
    <style:style style:name="P50" style:family="paragraph" style:parent-style-name="Standard" style:list-style-name="L10">
      <style:text-properties officeooo:rsid="000833b2" officeooo:paragraph-rsid="000833b2"/>
    </style:style>
    <style:style style:name="P51" style:family="paragraph" style:parent-style-name="Standard">
      <style:text-properties officeooo:paragraph-rsid="0003bca2"/>
    </style:style>
    <style:style style:name="T1" style:family="text">
      <style:text-properties officeooo:rsid="00009057"/>
    </style:style>
    <style:style style:name="T2" style:family="text">
      <style:text-properties officeooo:rsid="0000b189"/>
    </style:style>
    <style:style style:name="T3" style:family="text">
      <style:text-properties officeooo:rsid="000215e0"/>
    </style:style>
    <style:style style:name="T4" style:family="text">
      <style:text-properties officeooo:rsid="0002e5e6"/>
    </style:style>
    <style:style style:name="T5" style:family="text">
      <style:text-properties officeooo:rsid="000343a6"/>
    </style:style>
    <style:style style:name="T6" style:family="text">
      <style:text-properties officeooo:rsid="0003bca2"/>
    </style:style>
    <style:style style:name="T7" style:family="text">
      <style:text-properties fo:font-size="12pt" fo:language="en" fo:country="US" fo:font-style="normal" style:text-underline-style="none" fo:font-weight="normal" style:font-size-asian="10.5pt" style:font-style-asian="normal" style:font-weight-asian="normal" style:font-size-complex="12pt" style:font-style-complex="normal" style:font-weight-complex="normal"/>
    </style:style>
    <style:style style:name="T8" style:family="text">
      <style:text-properties fo:font-size="12pt" fo:language="en" fo:country="US" fo:font-style="normal" style:text-underline-style="none" fo:font-weight="normal" officeooo:rsid="000343a6" style:font-size-asian="10.5pt" style:font-style-asian="normal" style:font-weight-asian="normal" style:font-size-complex="12pt" style:font-style-complex="normal" style:font-weight-complex="normal"/>
    </style:style>
    <style:style style:name="T9" style:family="text">
      <style:text-properties fo:font-size="12pt" fo:language="en" fo:country="US" fo:font-style="normal" style:text-underline-style="none" fo:font-weight="normal" officeooo:rsid="000833b2" style:font-size-asian="10.5pt" style:font-style-asian="normal" style:font-weight-asian="normal" style:font-size-complex="12pt" style:font-style-complex="normal" style:font-weight-complex="normal"/>
    </style:style>
    <style:style style:name="T10" style:family="text">
      <style:text-properties fo:font-size="12pt" fo:language="en" fo:country="US" fo:font-style="normal" style:text-underline-style="none" fo:font-weight="normal" officeooo:rsid="00099946" style:font-size-asian="10.5pt" style:font-style-asian="normal" style:font-weight-asian="normal" style:font-size-complex="12pt" style:font-style-complex="normal" style:font-weight-complex="normal"/>
    </style:style>
    <style:style style:name="T11" style:family="text">
      <style:text-properties fo:font-size="12pt" fo:language="en" fo:country="US" fo:font-style="normal" style:text-underline-style="none" fo:font-weight="normal" officeooo:rsid="000dd52b"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06ec92"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6e8b7"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0b6f24" style:font-size-asian="10.5pt" style:font-style-asian="normal" style:font-weight-asian="normal" style:font-size-complex="12pt" style:font-style-complex="normal" style:font-weight-complex="normal"/>
    </style:style>
    <style:style style:name="T16" style:family="text">
      <style:text-properties officeooo:rsid="0005cdba"/>
    </style:style>
    <style:style style:name="T17" style:family="text">
      <style:text-properties officeooo:rsid="0006e8b7"/>
    </style:style>
    <style:style style:name="T18" style:family="text">
      <style:text-properties officeooo:rsid="0006ec92"/>
    </style:style>
    <style:style style:name="T19" style:family="text">
      <style:text-properties officeooo:rsid="000833b2"/>
    </style:style>
    <style:style style:name="T20" style:family="text">
      <style:text-properties officeooo:rsid="00099946"/>
    </style:style>
    <style:style style:name="T21" style:family="text">
      <style:text-properties officeooo:rsid="000bd7b6"/>
    </style:style>
    <style:style style:name="T22" style:family="text">
      <style:text-properties officeooo:rsid="000dd52b"/>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uest</text:p>
      <text:p text:style-name="P1"/>
      <text:p text:style-name="P1">1. Sign In</text:p>
      <text:p text:style-name="P1"><text:tab/>Description:</text:p>
      <text:p text:style-name="P1"><text:tab/>A guest, who doesn't have a profile yet, can submit his data to the system in order to become <text:tab/>a registered <text:span text:style-name="T21">U</text:span>ser.</text:p>
      <text:p text:style-name="P1"/>
      <text:p text:style-name="P1"><text:tab/>Actors:</text:p>
      <text:p text:style-name="P1"><text:tab/>Guest</text:p>
      <text:p text:style-name="P1"/>
      <text:p text:style-name="P1"><text:tab/><text:span text:style-name="T2">Input Condition:</text:span></text:p>
      <text:p text:style-name="P1"><text:tab/><text:span text:style-name="T2">Null</text:span></text:p>
      <text:p text:style-name="P1"/>
      <text:p text:style-name="P1"><text:tab/><text:span text:style-name="T2">Output Condition:</text:span></text:p>
      <text:p text:style-name="P1"><text:tab/><text:span text:style-name="T2">Guest successfully ends the registration process, and becomes a User. From now on he/she <text:tab/>can log in to the application using his/her credential and have access to peculiar <text:tab/>functionalities.</text:span></text:p>
      <text:p text:style-name="P1"/>
      <text:p text:style-name="P1"><text:tab/><text:span text:style-name="T2">Events flow:</text:span></text:p>
      <text:list xml:id="list5771883443269217665" text:style-name="L1">
        <text:list-item>
          <text:p text:style-name="P21">Guest on the home page clicks on the “register” button to start the registration process;</text:p>
        </text:list-item>
        <text:list-item>
          <text:p text:style-name="P21">Guest fills in at least all the mandatory fields;</text:p>
        </text:list-item>
        <text:list-item>
          <text:p text:style-name="P21">Guest clicks on “confirm” button;</text:p>
        </text:list-item>
        <text:list-item>
          <text:p text:style-name="P21">The application will save the data in the database.</text:p>
        </text:list-item>
      </text:list>
      <text:p text:style-name="P3"/>
      <text:p text:style-name="P3"><text:tab/>Exceptions:</text:p>
      <text:p text:style-name="P3"/>
      <text:list xml:id="list4738593703359503723" text:style-name="L2">
        <text:list-item>
          <text:p text:style-name="P22">The guest has already registered;</text:p>
        </text:list-item>
        <text:list-item>
          <text:p text:style-name="P22">The chosen user name is already used;</text:p>
        </text:list-item>
        <text:list-item>
          <text:p text:style-name="P22">The email inserted is already associated to another user;</text:p>
        </text:list-item>
        <text:list-item>
          <text:p text:style-name="P22">One or more mandatory fields are empty or not valid;</text:p>
        </text:list-item>
      </text:list>
      <text:p text:style-name="P3"/>
      <text:p text:style-name="P3"><text:tab/>All the exceptions cause the application to notify the error to the user with an alert <text:span text:style-name="T3">window</text:span>;</text:p>
      <text:p text:style-name="P3"><text:tab/><text:span text:style-name="T3">the application then come back to the registration form, to restart the Event Flow from the <text:tab/>filling step.</text:span></text:p>
      <text:p text:style-name="P3"/>
      <text:p text:style-name="P11">2. Sign Up as Taxi Driver</text:p>
      <text:p text:style-name="P11"/>
      <text:p text:style-name="P11"><text:tab/>Description</text:p>
      <text:p text:style-name="P11"><text:tab/><text:span text:style-name="T1">A guest, who doesn't have a profile yet, can submit his data to the system in order to become <text:tab/>a </text:span>Taxi Driver<text:span text:style-name="T1">.</text:span></text:p>
      <text:p text:style-name="P2"/>
      <text:p text:style-name="P2"><text:tab/>Actors:</text:p>
      <text:p text:style-name="P2"><text:tab/>Guest</text:p>
      <text:p text:style-name="P2"/>
      <text:p text:style-name="P2"><text:tab/><text:span text:style-name="T2">Input Condition:</text:span></text:p>
      <text:p text:style-name="P2"><text:tab/><text:span text:style-name="T21">The Guest must have a driving license and a taxi license.</text:span></text:p>
      <text:p text:style-name="P2"/>
      <text:p text:style-name="P2"><text:tab/><text:span text:style-name="T2">Output Condition:</text:span></text:p>
      <text:p text:style-name="P2"><text:tab/><text:span text:style-name="T2">Guest successfully ends the registration process, and becomes a Taxi Driver. From now on <text:tab/>he/she<text:tab/>can log in to the application using his/her credential and have access to peculiar </text:span><text:soft-page-break/><text:span text:style-name="T2"><text:tab/>functionalities.</text:span></text:p>
      <text:p text:style-name="P3"><text:tab/></text:p>
      <text:p text:style-name="P3"><text:tab/><text:span text:style-name="T21">Events Flow:</text:span></text:p>
      <text:list xml:id="list1985811917331123788" text:style-name="L3">
        <text:list-item>
          <text:p text:style-name="P24">Guest on the home page clicks on the “<text:span text:style-name="T21">sign up as a taxi driver</text:span>” button to start the registration process;</text:p>
        </text:list-item>
        <text:list-item>
          <text:p text:style-name="P24">Guest fills in at least all the mandatory fields, <text:span text:style-name="T21">and upload data related to driving license and taxi license</text:span>;</text:p>
        </text:list-item>
        <text:list-item>
          <text:p text:style-name="P24">Guest clicks on “confirm” button;</text:p>
        </text:list-item>
        <text:list-item>
          <text:p text:style-name="P24">The application will save the data in the database.</text:p>
        </text:list-item>
        <text:list-item>
          <text:p text:style-name="P26">After a check by administrators, the Guest will be authorized to login as a Taxi Driver;</text:p>
        </text:list-item>
      </text:list>
      <text:p text:style-name="P11"><text:tab/>Exceptions:</text:p>
      <text:list xml:id="list949864783849084962" text:style-name="L4">
        <text:list-item>
          <text:p text:style-name="P25">The guest has already registered;</text:p>
        </text:list-item>
      </text:list>
      <text:list xml:id="list194116063284247" text:continue-list="list4738593703359503723" text:style-name="L2">
        <text:list-item>
          <text:p text:style-name="P23">The chosen user name is already used;</text:p>
        </text:list-item>
        <text:list-item>
          <text:p text:style-name="P23">The email inserted is already associated to another user;</text:p>
        </text:list-item>
        <text:list-item>
          <text:p text:style-name="P23">One or more mandatory fields are empty or not valid;</text:p>
        </text:list-item>
        <text:list-item>
          <text:p text:style-name="P27">Driving license or taxi license are not valid;</text:p>
        </text:list-item>
        <text:list-item>
          <text:p text:style-name="P27">Driving license or taxi license are already associated to another user.</text:p>
        </text:list-item>
      </text:list>
      <text:p text:style-name="P4"/>
      <text:p text:style-name="P4"><text:tab/>All the exceptions cause the application to notify the error to the user with an alert <text:span text:style-name="T3">window</text:span>;</text:p>
      <text:p text:style-name="P4"><text:tab/><text:span text:style-name="T3">the application then come back to the registration form, to restart the Events Flow from the <text:tab/>filling step.</text:span></text:p>
      <text:p text:style-name="P4"/>
      <text:p text:style-name="P4"/>
      <text:p text:style-name="P5"><text:span text:style-name="T21">3</text:span>. Login</text:p>
      <text:p text:style-name="P5"><text:tab/>Description:</text:p>
      <text:p text:style-name="P5"><text:tab/>A guest already registered can provide his credential to log in to the application, becoming a <text:tab/>User and thus <text:tab/>gaining User <text:span text:style-name="T16">or Taxi Driver</text:span> privileges.</text:p>
      <text:p text:style-name="P5"/>
      <text:p text:style-name="P5"><text:tab/>Actors:</text:p>
      <text:p text:style-name="P5"><text:tab/>Guest</text:p>
      <text:p text:style-name="P5"/>
      <text:p text:style-name="P5"><text:tab/>Input Conditions:</text:p>
      <text:p text:style-name="P5"><text:tab/>The Guest must be already registered to the system.</text:p>
      <text:p text:style-name="P5"/>
      <text:p text:style-name="P5"><text:tab/>Output Conditions:</text:p>
      <text:p text:style-name="P5"><text:tab/>The Guest is promoted to User <text:span text:style-name="T16">or Taxi Driver</text:span>. </text:p>
      <text:p text:style-name="P5"/>
      <text:p text:style-name="P5"><text:tab/>Event<text:span text:style-name="T19">s</text:span> Flow:</text:p>
      <text:list xml:id="list3855511289838999465" text:style-name="L5">
        <text:list-item>
          <text:p text:style-name="P28">Guest fills in the log in form already present in the home page.</text:p>
        </text:list-item>
        <text:list-item>
          <text:p text:style-name="P28">The application verifies the inserted credentials, and if they are correct, promotes the guest and shows additional features.</text:p>
        </text:list-item>
      </text:list>
      <text:p text:style-name="P5"/>
      <text:p text:style-name="P5"><text:tab/>Exceptions:</text:p>
      <text:p text:style-name="P5"><text:tab/>If the credentials are not correct, so user name and password don't match, an alert window <text:tab/>will be shown and the access denied, remaining on the home page, and giving the guest the <text:tab/>possibility to try again.</text:p>
      <text:p text:style-name="P5"/>
      <text:p text:style-name="P5"/>
      <text:p text:style-name="P5"><text:span text:style-name="T21">4</text:span>. Call a taxi</text:p>
      <text:p text:style-name="P5"/>
      <text:p text:style-name="P5"><text:soft-page-break/><text:tab/>Description:</text:p>
      <text:p text:style-name="P5"><text:tab/>The guest has the opportunity to call for a taxi ride without being registered to the site.</text:p>
      <text:p text:style-name="P5"/>
      <text:p text:style-name="P6"><text:tab/>Actors: </text:p>
      <text:p text:style-name="P6"><text:tab/>Guest, <text:span text:style-name="T4">Taxi Driver</text:span></text:p>
      <text:p text:style-name="P6"/>
      <text:p text:style-name="P6"><text:tab/><text:span text:style-name="T4">Input Condition:</text:span></text:p>
      <text:p text:style-name="P6"><text:tab/><text:span text:style-name="T4">Null</text:span></text:p>
      <text:p text:style-name="P6"/>
      <text:p text:style-name="P6"><text:tab/><text:span text:style-name="T4">Output Conditions:</text:span></text:p>
      <text:p text:style-name="P6"><text:tab/><text:span text:style-name="T4">The first free taxi will answer the call and the guest will be served as requested.</text:span></text:p>
      <text:p text:style-name="P6"/>
      <text:p text:style-name="P6"><text:tab/><text:span text:style-name="T4">Events Flow:</text:span></text:p>
      <text:list xml:id="list1329936604873591382" text:style-name="L6">
        <text:list-item>
          <text:p text:style-name="P31">Guest fills in the form in the home page, providing a name, a surname, <text:span text:style-name="T5">the number of passengers</text:span> and a phone number;</text:p>
        </text:list-item>
        <text:list-item>
          <text:p text:style-name="P34">Guest submits the request.</text:p>
        </text:list-item>
        <text:list-item>
          <text:p text:style-name="P31">His/her data, and his/her position, detected by using GPS, will be processed by the system, that starts sending the request to the first taxi in the zone queue;</text:p>
        </text:list-item>
        <text:list-item>
          <text:p text:style-name="P31">The taxi accept the request, and goes to take the guest in the place reported by the system.</text:p>
        </text:list-item>
      </text:list>
      <text:p text:style-name="P7"><text:tab/></text:p>
      <text:p text:style-name="P7"><text:tab/>Exceptions:</text:p>
      <text:list xml:id="list3804635311223017274" text:style-name="L7">
        <text:list-item>
          <text:p text:style-name="P32">If the guest doesn't fill in all the fields, <text:span text:style-name="T6">or the values inserted are not valid, </text:span>the request can not be sent, and the user will be warned;</text:p>
        </text:list-item>
        <text:list-item>
          <text:p text:style-name="P32">If the taxi declines the request, the system will move that driver to the bottom of the queue, and proceeds asking to the next taxi in the queue, following the order.</text:p>
        </text:list-item>
        <text:list-item>
          <text:p text:style-name="P35">If problems arise with positioning or times, taxi drivers can use the customer's phone number to call them and make verbal arrangements.</text:p>
        </text:list-item>
      </text:list>
      <text:p text:style-name="P8"/>
      <text:p text:style-name="P13">User</text:p>
      <text:p text:style-name="P13"/>
      <text:p text:style-name="P15">1. Logout</text:p>
      <text:p text:style-name="P15"/>
      <text:p text:style-name="P15"><text:tab/>Description:</text:p>
      <text:p text:style-name="P15"><text:tab/>This functionality allows the User to close the current session on the site and brings him/her <text:tab/>back to Guest level.</text:p>
      <text:p text:style-name="P15"/>
      <text:p text:style-name="P15"><text:tab/>Actors:</text:p>
      <text:p text:style-name="P15"><text:tab/>User </text:p>
      <text:p text:style-name="P15"/>
      <text:p text:style-name="P15"><text:tab/>Input Condit<text:span text:style-name="T19">i</text:span>ons:</text:p>
      <text:p text:style-name="P15"><text:tab/>The User must be logged in.</text:p>
      <text:p text:style-name="P15"/>
      <text:p text:style-name="P15"><text:tab/>Output Conditions:</text:p>
      <text:p text:style-name="P15"><text:tab/>The User close<text:span text:style-name="T17">s</text:span> the current session, loses his/her privileges and becomes a Guest.</text:p>
      <text:p text:style-name="P15"/>
      <text:p text:style-name="P15"><text:tab/>Event<text:span text:style-name="T19">s</text:span> Flow:</text:p>
      <text:list xml:id="list7118924129914701649" text:style-name="L8">
        <text:list-item>
          <text:p text:style-name="P37">User clicks on the “Logout” button in the page.</text:p>
        </text:list-item>
        <text:list-item>
          <text:p text:style-name="P37">The system close the session, and brings the User back to home page, as a Guest.</text:p>
        </text:list-item>
      </text:list>
      <text:p text:style-name="P15"/>
      <text:p text:style-name="P15"><text:tab/>Exceptions:</text:p>
      <text:p text:style-name="P15"><text:soft-page-break/><text:tab/>There are no possible exceptions.</text:p>
      <text:p text:style-name="P15"/>
      <text:p text:style-name="P15">2. Call a taxi</text:p>
      <text:p text:style-name="P15"/>
      <text:p text:style-name="P15"><text:tab/>Description</text:p>
      <text:p text:style-name="P15"><text:tab/>This functionality is similar to the one presented for the Guest use case, but in this case most <text:tab/>of the data are already present in the database, so the procedure is faster and easier.</text:p>
      <text:p text:style-name="P15"><text:tab/></text:p>
      <text:p text:style-name="P15"><text:tab/>Actors:</text:p>
      <text:p text:style-name="P15"><text:tab/>User, Taxi Driver</text:p>
      <text:p text:style-name="P15"/>
      <text:p text:style-name="P15"><text:tab/>Input Conditions:</text:p>
      <text:p text:style-name="P15"><text:tab/>The User must be logged in.</text:p>
      <text:p text:style-name="P15"/>
      <text:p text:style-name="P15"><text:tab/>Output conditions:</text:p>
      <text:p text:style-name="P15"><text:tab/><text:span text:style-name="T4">The first free taxi will answer the call and the </text:span>User<text:span text:style-name="T4"> will be served as requested.</text:span></text:p>
      <text:p text:style-name="P15"/>
      <text:p text:style-name="P15"><text:tab/>Event<text:span text:style-name="T19">s </text:span>Flow:</text:p>
      <text:list xml:id="list2318310637023482093" text:style-name="L9">
        <text:list-item>
          <text:p text:style-name="P41">User inserts the number of passengers for the requested ride;</text:p>
        </text:list-item>
        <text:list-item>
          <text:p text:style-name="P41">User submits the request;</text:p>
        </text:list-item>
        <text:list-item>
          <text:p text:style-name="P41">The system collects the number inserted, together with User data and his/her position tracked with GPS, and sends a request to the first free taxi in the zone queue;</text:p>
        </text:list-item>
        <text:list-item>
          <text:p text:style-name="P44">The taxi accept the request, and goes to take the <text:span text:style-name="T6">User</text:span> in the place reported by the system.</text:p>
        </text:list-item>
      </text:list>
      <text:p text:style-name="P17"/>
      <text:p text:style-name="P17"><text:tab/><text:span text:style-name="T6">Exceptions:</text:span></text:p>
      <text:list xml:id="list194116632071658" text:continue-list="list3804635311223017274" text:style-name="L7">
        <text:list-item>
          <text:p text:style-name="P33">If the <text:span text:style-name="T6">User</text:span> doesn't <text:span text:style-name="T6">provide the number of passengers</text:span>, <text:span text:style-name="T6">or the value inserted is not valid, </text:span>the request can not be sent, and the user will be warned;</text:p>
        </text:list-item>
        <text:list-item>
          <text:p text:style-name="P33">If the taxi declines the request, the system will move that driver to the bottom of the queue, and proceeds asking to the next taxi in the queue, following the order.</text:p>
        </text:list-item>
        <text:list-item>
          <text:p text:style-name="P39">If problems arise with positioning or times, taxi drivers can use the customer's phone number to call them and make verbal arrangements.</text:p>
        </text:list-item>
      </text:list>
      <text:p text:style-name="P51"/>
      <text:p text:style-name="P30"><text:span text:style-name="T21">3</text:span>. Login</text:p>
      <text:p text:style-name="P30"><text:tab/>Description:</text:p>
      <text:p text:style-name="P30"><text:tab/>A <text:span text:style-name="T22">User</text:span> can provide his credential to log in to the application, <text:span text:style-name="T22">being recognized by the <text:tab/>system as</text:span> a User and thus gaining <text:span text:style-name="T22">in fact </text:span>User privileges.</text:p>
      <text:p text:style-name="P30"/>
      <text:p text:style-name="P30"><text:tab/>Actors:</text:p>
      <text:p text:style-name="P30"><text:tab/><text:span text:style-name="T22">User</text:span></text:p>
      <text:p text:style-name="P30"/>
      <text:p text:style-name="P30"><text:tab/>Input Conditions:</text:p>
      <text:p text:style-name="P30"><text:tab/>The <text:span text:style-name="T22">User</text:span> must be already registered to the system.</text:p>
      <text:p text:style-name="P30"/>
      <text:p text:style-name="P30"><text:tab/>Output Conditions:</text:p>
      <text:p text:style-name="P30"><text:tab/>The <text:span text:style-name="T22">User</text:span> is <text:span text:style-name="T22">recognized and authorized to operate as a User</text:span>. </text:p>
      <text:p text:style-name="P30"/>
      <text:p text:style-name="P30"><text:tab/>Event<text:span text:style-name="T19">s</text:span> Flow:</text:p>
      <text:list xml:id="list194116432242482" text:continue-list="list3855511289838999465" text:style-name="L5">
        <text:list-item>
          <text:p text:style-name="P29"><text:span text:style-name="T22">User</text:span> fills in the log in form already present in the home page.</text:p>
        </text:list-item>
        <text:list-item>
          <text:p text:style-name="P29">The application verifies the inserted credentials, and if they are correct, <text:span text:style-name="T22">recognize</text:span>s the <text:span text:style-name="T22">User </text:span>and shows additional features.</text:p>
        </text:list-item>
      </text:list>
      <text:p text:style-name="P30"/>
      <text:p text:style-name="P30"><text:soft-page-break/><text:tab/>Exceptions:</text:p>
      <text:p text:style-name="P30"><text:tab/>If the credentials are not correct, so user name and password don't match, an alert window <text:tab/>will be shown and the access denied, remaining on the home page, and giving the <text:span text:style-name="T22">User</text:span> the <text:tab/>possibility to try again.</text:p>
      <text:p text:style-name="P30"/>
      <text:p text:style-name="P20"><text:span text:style-name="T11">4</text:span><text:span text:style-name="T8">. </text:span><text:span text:style-name="T7">Book a taxi</text:span></text:p>
      <text:p text:style-name="P20"/>
      <text:p text:style-name="P42"><text:tab/>Description:</text:p>
      <text:p text:style-name="P42"><text:tab/>The User can book a taxi in advance, to be sure to have a ride on time and without problems.</text:p>
      <text:p text:style-name="P20"><text:tab/></text:p>
      <text:p text:style-name="P20"><text:tab/>Actors:</text:p>
      <text:p text:style-name="P20"><text:tab/>User, Taxi Driver</text:p>
      <text:p text:style-name="P42"><text:tab/>Input Conditions:<text:tab/></text:p>
      <text:p text:style-name="P42"><text:tab/>The User must be logged in.</text:p>
      <text:p text:style-name="P20"/>
      <text:p text:style-name="P42"><text:tab/>Output Conditions:</text:p>
      <text:p text:style-name="P42"><text:tab/>The User will have a booked ride for the time and the ride requested.</text:p>
      <text:p text:style-name="P20"/>
      <text:p text:style-name="P20"><text:span text:style-name="T7"><text:tab/>Event</text:span><text:span text:style-name="T9">s</text:span><text:span text:style-name="T7"> Flow:</text:span></text:p>
      <text:list xml:id="list3189202749903086028" text:style-name="L10">
        <text:list-item>
          <text:p text:style-name="P43">The User fills in the form for the booking procedure, deciding the time of the ride, that has to be at least two hours after the time of the reservation procedure, the starting address, the destination, and the number of passengers;</text:p>
        </text:list-item>
        <text:list-item>
          <text:p text:style-name="P43">The system saves the values inserted;</text:p>
        </text:list-item>
        <text:list-item>
          <text:p text:style-name="P50"><text:span text:style-name="T7">Ten minutes before the arranged time, the system generates an automatic request to </text:span><text:span text:style-name="T10">ask for</text:span><text:span text:style-name="T7"> the ride </text:span><text:span text:style-name="T10">requested by</text:span><text:span text:style-name="T7"> the User;</text:span></text:p>
        </text:list-item>
        <text:list-item>
          <text:p text:style-name="P45">The automatic call works as a normal call for generic guest or users (see use case Call a Taxi for specific informations).</text:p>
        </text:list-item>
      </text:list>
      <text:p text:style-name="P20"/>
      <text:p text:style-name="P20"><text:tab/><text:span text:style-name="T16">Exceptions</text:span></text:p>
      <text:p text:style-name="P20"><text:tab/><text:span text:style-name="T20">If the User tries to insert a time that is not at least two hours later that moment, the system <text:tab/>will reject the request, and will give the User the opportunity to try again with other times.</text:span></text:p>
      <text:p text:style-name="P20"/>
      <text:p text:style-name="P14">Taxi Driver</text:p>
      <text:p text:style-name="P14"/>
      <text:p text:style-name="P19">1. Logout</text:p>
      <text:p text:style-name="P19"/>
      <text:p text:style-name="P16">Description:</text:p>
      <text:p text:style-name="P16"><text:tab/>This functionality allows the <text:span text:style-name="T18">Taxi Driver </text:span>to close the current session on the site and brings <text:tab/>him/her back to Guest level.</text:p>
      <text:p text:style-name="P16"/>
      <text:p text:style-name="P16"><text:tab/>Actors:</text:p>
      <text:p text:style-name="P16"><text:tab/>User </text:p>
      <text:p text:style-name="P16"/>
      <text:p text:style-name="P16"><text:tab/>Input Condit<text:span text:style-name="T19">i</text:span>ons:</text:p>
      <text:p text:style-name="P16"><text:tab/>The <text:span text:style-name="T18">Taxi Driver</text:span> must be logged in.</text:p>
      <text:p text:style-name="P16"/>
      <text:p text:style-name="P16"><text:tab/>Output Conditions:</text:p>
      <text:p text:style-name="P48"><text:tab/>The Taxi Driver closes the current session, loses his/her privileges and becomes a Guest.</text:p>
      <text:p text:style-name="P16"/>
      <text:p text:style-name="P16"><text:tab/>Event Flow:</text:p>
      <text:list xml:id="list194117083943980" text:continue-list="list7118924129914701649" text:style-name="L8">
        <text:list-item>
          <text:p text:style-name="P38">User clicks on the “Logout” button in the page.</text:p>
        </text:list-item>
        <text:list-item>
          <text:p text:style-name="P38"><text:soft-page-break/>The system close the session, and brings the User back to home page, as a Guest.</text:p>
        </text:list-item>
      </text:list>
      <text:p text:style-name="P16"/>
      <text:p text:style-name="P16"><text:tab/>Exceptions:</text:p>
      <text:p text:style-name="P16"><text:tab/><text:span text:style-name="T17">There are no possible exceptions.</text:span></text:p>
      <text:p text:style-name="P15"/>
      <text:p text:style-name="P18">2. Give/Remove Avai<text:span text:style-name="T19">l</text:span>ability</text:p>
      <text:p text:style-name="P18"/>
      <text:p text:style-name="P18"><text:tab/>Description:</text:p>
      <text:p text:style-name="P18"><text:tab/>The Taxi Driver let the system knows if he/she is avai<text:span text:style-name="T19">l</text:span>able or not to accept requests.</text:p>
      <text:p text:style-name="P18"/>
      <text:p text:style-name="P18"><text:tab/>Input Conditions:</text:p>
      <text:p text:style-name="P18"><text:tab/>The Taxi Driver has to be logged in.</text:p>
      <text:p text:style-name="P18"/>
      <text:p text:style-name="P18"><text:tab/>Output Conditions:</text:p>
      <text:p text:style-name="P18"><text:tab/></text:p>
      <text:p text:style-name="P8"><text:tab/><text:span text:style-name="T19">The Taxi Driver is inserted in a queue, or he/she is removed from it.</text:span></text:p>
      <text:p text:style-name="P9"><text:tab/>Event Flow:</text:p>
      <text:list xml:id="list1234766613806045962" text:style-name="L11">
        <text:list-item>
          <text:p text:style-name="P36">When ready to accept requests, <text:span text:style-name="T13">a Taxi Driver gives the avai</text:span><text:span text:style-name="T12">l</text:span><text:span text:style-name="T13">ability, </text:span><text:span text:style-name="T12">and </text:span><text:span text:style-name="T13">he/she will be inserted </text:span><text:span text:style-name="T12">by the system </text:span><text:span text:style-name="T13">in the zone queue based on his position tracked by GPS. </text:span></text:p>
        </text:list-item>
        <text:list-item>
          <text:p text:style-name="P36"><text:span text:style-name="T13">When he/she removes the avai</text:span><text:span text:style-name="T12">l</text:span><text:span text:style-name="T13">ability, he/she will be removed from the queue where he/she was </text:span><text:span text:style-name="T12">lastly</text:span><text:span text:style-name="T13"> placed.</text:span></text:p>
        </text:list-item>
      </text:list>
      <text:p text:style-name="P9"/>
      <text:p text:style-name="P9"><text:span text:style-name="T13"><text:tab/></text:span><text:span text:style-name="T12">Exceptions:</text:span></text:p>
      <text:p text:style-name="P9"><text:span text:style-name="T12"><text:tab/></text:span><text:span text:style-name="T14">There are no possible exceptions.</text:span></text:p>
      <text:p text:style-name="P9"/>
      <text:p text:style-name="P9"><text:span text:style-name="T14">3. </text:span><text:span text:style-name="T12">Accept/Deny a Request</text:span></text:p>
      <text:p text:style-name="P9"/>
      <text:p text:style-name="P49"><text:tab/>Description:</text:p>
      <text:p text:style-name="P49"><text:tab/>The Taxi Driver has the possibility to accept or decline a request from a customer.</text:p>
      <text:p text:style-name="P9"/>
      <text:p text:style-name="P49"><text:tab/>Input Conditions:</text:p>
      <text:p text:style-name="P9"><text:span text:style-name="T12"><text:tab/>The Taxi Driver has to be logged in and be avai</text:span><text:span text:style-name="T15">l</text:span><text:span text:style-name="T12">able. </text:span></text:p>
      <text:p text:style-name="P49"><text:tab/></text:p>
      <text:p text:style-name="P49"><text:tab/>Output Conditions:</text:p>
      <text:p text:style-name="P49"><text:tab/>If the Taxi Driver accepts the request, he/she will go to the place of the meeting with the <text:tab/>customer; otherwise he/she will wait for another request.</text:p>
      <text:p text:style-name="P9"/>
      <text:p text:style-name="P49"><text:tab/>Event Flow:</text:p>
      <text:list xml:id="list888475025004324454" text:style-name="L12">
        <text:list-item>
          <text:p text:style-name="P46">When the Taxi Driver is the first of his zone queue, he/she will receive the next available request;</text:p>
        </text:list-item>
        <text:list-item>
          <text:p text:style-name="P46">Taxi Driver can decide to accept or reject the request;</text:p>
        </text:list-item>
        <text:list-item>
          <text:p text:style-name="P46">If he/she accepts, he/she can go to the place pointed by the system, to take on the customer;</text:p>
        </text:list-item>
        <text:list-item>
          <text:p text:style-name="P46">If he/she rejects, he/she will be put at the bottom of the queue.</text:p>
        </text:list-item>
      </text:list>
      <text:p text:style-name="P10"/>
      <text:p text:style-name="P47"><text:tab/>Exceptions</text:p>
      <text:p text:style-name="P47"><text:tab/>If the Taxi Driver doesn't answer the request, after a minutes time the request will be <text:tab/>considered as rejected by the Taxi Driver, that will be moved to the bottom of the queue.</text:p>
      <text:p text:style-name="P5"><text:tab/></text:p>
      <text:p text:style-name="P5"/>
      <text:p text:style-name="P5"><text:tab/></text:p>
      <text:p text:style-name="P1"/>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7T14:45:26.391522062</meta:creation-date>
    <dc:date>2015-10-28T19:41:12.313803732</dc:date>
    <meta:editing-duration>PT11M42S</meta:editing-duration>
    <meta:editing-cycles>4</meta:editing-cycles>
    <meta:generator>LibreOffice/4.2.8.2$Linux_x86 LibreOffice_project/420m0$Build-2</meta:generator>
    <meta:document-statistic meta:table-count="0" meta:image-count="0" meta:object-count="0" meta:page-count="7" meta:paragraph-count="190" meta:word-count="1729" meta:character-count="9770" meta:non-whitespace-character-count="8121"/>
  </office:meta>
</office:document-meta>
</file>